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12.0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974cm"/>
    </style:style>
    <style:style style:name="Table2.B" style:family="table-column">
      <style:table-column-properties style:column-width="12.0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948cm"/>
    </style:style>
    <style:style style:name="Table3.B" style:family="table-column">
      <style:table-column-properties style:column-width="12.06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921cm"/>
    </style:style>
    <style:style style:name="Table4.B" style:family="table-column">
      <style:table-column-properties style:column-width="12.0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609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16.806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612cm" table:align="margins"/>
    </style:style>
    <style:style style:name="Table8.A" style:family="table-column">
      <style:table-column-properties style:column-width="3.201cm" style:rel-column-width="12629*"/>
    </style:style>
    <style:style style:name="Table8.B" style:family="table-column">
      <style:table-column-properties style:column-width="5.105cm" style:rel-column-width="20137*"/>
    </style:style>
    <style:style style:name="Table8.C" style:family="table-column">
      <style:table-column-properties style:column-width="4.152cm" style:rel-column-width="16380*"/>
    </style:style>
    <style:style style:name="Table8.D" style:family="table-column">
      <style:table-column-properties style:column-width="4.154cm" style:rel-column-width="1638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612cm" table:align="margins"/>
    </style:style>
    <style:style style:name="Table9.A" style:family="table-column">
      <style:table-column-properties style:column-width="3.228cm" style:rel-column-width="12734*"/>
    </style:style>
    <style:style style:name="Table9.B" style:family="table-column">
      <style:table-column-properties style:column-width="13.384cm" style:rel-column-width="5280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612cm" table:align="margins"/>
    </style:style>
    <style:style style:name="Table10.A" style:family="table-column">
      <style:table-column-properties style:column-width="3.201cm" style:rel-column-width="12629*"/>
    </style:style>
    <style:style style:name="Table10.B" style:family="table-column">
      <style:table-column-properties style:column-width="3.443cm" style:rel-column-width="13582*"/>
    </style:style>
    <style:style style:name="Table10.C" style:family="table-column">
      <style:table-column-properties style:column-width="3.321cm" style:rel-column-width="13102*"/>
    </style:style>
    <style:style style:name="Table10.D" style:family="table-column">
      <style:table-column-properties style:column-width="3.323cm" style:rel-column-width="13109*"/>
    </style:style>
    <style:style style:name="Table10.E" style:family="table-column">
      <style:table-column-properties style:column-width="3.323cm" style:rel-column-width="1311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3.307cm" style:rel-column-width="12896*"/>
    </style:style>
    <style:style style:name="Table6.B" style:family="table-column">
      <style:table-column-properties style:column-width="13.499cm" style:rel-column-width="526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863" officeooo:paragraph-rsid="00101863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0101863" officeooo:paragraph-rsid="0010186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none" officeooo:rsid="00101863" officeooo:paragraph-rsid="00101863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1863" officeooo:paragraph-rsid="001018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7a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3dbb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dbb7" officeooo:paragraph-rsid="0013dbb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fdd1" officeooo:paragraph-rsid="0011fd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a7b4" officeooo:paragraph-rsid="0013a7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bd42" officeooo:paragraph-rsid="0015bd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01863" officeooo:paragraph-rsid="0010186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7a6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7a63" officeooo:paragraph-rsid="0010186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bb7" officeooo:paragraph-rsid="0013dbb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dd1" officeooo:paragraph-rsid="0011fdd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a7b4" officeooo:paragraph-rsid="0013a7b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188f1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1a299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2111" officeooo:paragraph-rsid="001b211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88f1" officeooo:paragraph-rsid="001f88f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192c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bd42" officeooo:paragraph-rsid="0015bd4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2111" officeooo:paragraph-rsid="001b211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1f5c" officeooo:paragraph-rsid="001c1f5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1fdd1" officeooo:paragraph-rsid="0011fdd1" style:font-size-asian="21pt" style:font-weight-asian="bold" style:font-size-complex="2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4pt" style:text-underline-style="none" fo:font-weight="bold" officeooo:rsid="00101863" officeooo:paragraph-rsid="00101863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bd42" officeooo:paragraph-rsid="0015bd4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4pt" style:text-underline-style="none" fo:font-weight="bold" officeooo:rsid="00188f1c" officeooo:paragraph-rsid="00188f1c" style:font-size-asian="24pt" style:font-weight-asian="bold" style:font-size-complex="2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24pt" style:text-underline-style="none" fo:font-weight="bold" officeooo:rsid="001c1f5c" officeooo:paragraph-rsid="001c1f5c" style:font-size-asian="24pt" style:font-weight-asian="bold" style:font-size-complex="2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4pt" style:text-underline-style="none" fo:font-weight="bold" officeooo:rsid="002192ca" officeooo:paragraph-rsid="002192ca" style:font-size-asian="24pt" style:font-weight-asian="bold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4pt" style:text-underline-style="none" fo:font-weight="bold" officeooo:rsid="0011fdd1" officeooo:paragraph-rsid="0011fdd1" style:font-size-asian="21pt" style:font-weight-asian="bold" style:font-size-complex="2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bd42" officeooo:paragraph-rsid="0015bd42" style:font-size-asian="21pt" style:font-weight-asian="bold" style:font-size-complex="2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4pt" style:text-underline-style="none" fo:font-weight="bold" officeooo:rsid="001b2111" officeooo:paragraph-rsid="001b2111" style:font-size-asian="21pt" style:font-weight-asian="bold" style:font-size-complex="24pt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2192ca"/>
    </style:style>
    <style:style style:name="P41" style:family="paragraph" style:parent-style-name="Standard">
      <style:paragraph-properties fo:text-align="start" style:justify-single-word="false"/>
      <style:text-properties officeooo:rsid="002247e8" officeooo:paragraph-rsid="002247e8"/>
    </style:style>
    <style:style style:name="P4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5bd42" officeooo:paragraph-rsid="0015bd42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6e704" officeooo:paragraph-rsid="0016e70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88f1c" officeooo:paragraph-rsid="00188f1c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1a2991" officeooo:paragraph-rsid="001a2991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acc83" officeooo:paragraph-rsid="001acc83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1a2991" style:font-size-asian="10.5pt" style:font-weight-asian="bold" style:font-size-complex="12pt" style:font-weight-complex="bold"/>
    </style:style>
    <style:style style:name="P4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107a63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101863"/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101863"/>
    </style:style>
    <style:style style:name="P53" style:family="paragraph" style:parent-style-name="Standard" style:list-style-name="L4">
      <style:paragraph-properties fo:text-align="start" style:justify-single-word="false"/>
      <style:text-properties officeooo:paragraph-rsid="001c1f5c"/>
    </style:style>
    <style:style style:name="P54" style:family="paragraph" style:parent-style-name="Standard" style:list-style-name="L5">
      <style:paragraph-properties fo:text-align="start" style:justify-single-word="false"/>
      <style:text-properties officeooo:paragraph-rsid="001c1f5c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01863" officeooo:paragraph-rsid="00107a63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192ca" officeooo:paragraph-rsid="002192c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247e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24pt" style:text-underline-style="none" fo:font-weight="bold" officeooo:rsid="002192ca" officeooo:paragraph-rsid="002247e8" style:font-size-asian="24pt" style:font-weight-asian="bold" style:font-size-complex="2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3320d" officeooo:paragraph-rsid="0023320d" style:font-size-asian="21pt" style:font-weight-asian="bold" style:font-size-complex="2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20pt" style:text-underline-style="none" fo:font-weight="bold" officeooo:rsid="002192ca" officeooo:paragraph-rsid="002247e8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7a63" style:font-weight-asian="normal" style:font-weight-complex="normal"/>
    </style:style>
    <style:style style:name="T4" style:family="text">
      <style:text-properties style:text-underline-style="none" officeooo:rsid="00107a63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01863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07a63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1fdd1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c1f5c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ce402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dd618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192ca" style:font-size-asian="10.5pt" style:font-weight-asian="normal" style:font-size-complex="12pt" style:font-weight-complex="normal"/>
    </style:style>
    <style:style style:name="T14" style:family="text">
      <style:text-properties officeooo:rsid="001b211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d618" style:font-weight-asian="normal" style:font-weight-complex="normal"/>
    </style:style>
    <style:style style:name="T17" style:family="text">
      <style:text-properties officeooo:rsid="002192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 .</text:p>
      <text:p text:style-name="P1">Facultad de Ciencias Exactas, Fco-Qcas y Naturales. </text:p>
      <text:p text:style-name="P1">Departamento de Computación .</text:p>
      <text:p text:style-name="P1">Ingeniería de Software (Código 3304).</text:p>
      <text:p text:style-name="P1"/>
      <text:p text:style-name="P1"/>
      <text:p text:style-name="P1"><text:tab/></text:p>
      <text:p text:style-name="P2"/>
      <text:p text:style-name="P2"/>
      <text:p text:style-name="P2">Especificación de </text:p>
      <text:p text:style-name="P2">Requisitos de Software</text:p>
      <text:p text:style-name="P4"/>
      <text:p text:style-name="P4"/>
      <text:p text:style-name="P4"/>
      <text:p text:style-name="P3"/>
      <text:p text:style-name="P3"/>
      <text:p text:style-name="P3">Proyecto: CarsApp</text:p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5">Integrantes<text:span text:style-name="T1">:</text:span></text:p>
      <text:p text:style-name="P5"><text:span text:style-name="T1"><text:tab/><text:tab/></text:span><text:span text:style-name="T2">Daniel Andruvetto, DNI:</text:span></text:p>
      <text:p text:style-name="P14"><text:tab/><text:tab/></text:p>
      <text:p text:style-name="P14"><text:tab/><text:tab/>Eduardo Benmergui, DNI: 11.347.552</text:p>
      <text:p text:style-name="P14"><text:tab/><text:tab/></text:p>
      <text:p text:style-name="P14"><text:tab/><text:tab/>Facundo Molina, DNI: 37.488.945</text:p>
      <text:p text:style-name="P14"><text:tab/><text:tab/></text:p>
      <text:p text:style-name="P14"><text:tab/><text:tab/>Lucas Palacios, DNI:</text:p>
      <text:p text:style-name="P14"/>
      <text:p text:style-name="P14"/>
      <text:p text:style-name="P14"/>
      <text:p text:style-name="P14"/>
      <text:p text:style-name="P14"/>
      <text:p text:style-name="P16"><text:page-number text:select-page="current">1</text:page-number></text:p>
      <text:p text:style-name="P32"><text:soft-page-break/>Índice </text:p>
      <text:p text:style-name="P14"/>
      <text:p text:style-name="P14">1. Introducción </text:p>
      <text:p text:style-name="P14">1.1. Propósito </text:p>
      <text:p text:style-name="P14">1.2. Alcance </text:p>
      <text:p text:style-name="P14">1.3. Definición, acrónimos y abreviaciones </text:p>
      <text:p text:style-name="P14">1.4. Glosario </text:p>
      <text:p text:style-name="P14">1.5. Referencias </text:p>
      <text:p text:style-name="P14">1.6. Personal involucrado </text:p>
      <text:p text:style-name="P14">1.7. Visión global </text:p>
      <text:p text:style-name="P14">2. Descripción global </text:p>
      <text:p text:style-name="P14">2.1. Perspectiva del producto </text:p>
      <text:p text:style-name="P14">2.2. Funciones del producto </text:p>
      <text:p text:style-name="P14">2.3. Características del usuario </text:p>
      <text:p text:style-name="P14">2.3.1. Perfil de usuario </text:p>
      <text:p text:style-name="P14">2.3.2. Jerarquía de usuario </text:p>
      <text:p text:style-name="P14">2.4. Restricciones generales </text:p>
      <text:p text:style-name="P14">2.4.1. Políticas reguladoras </text:p>
      <text:p text:style-name="P14">2.4.2. Limitaciones de hardware </text:p>
      <text:p text:style-name="P14">2.4.3. Interfaces con otras aplicaciones </text:p>
      <text:p text:style-name="P14">2.4.4. Funcionamiento paralelo </text:p>
      <text:p text:style-name="P14">2.4.5. Funcionamiento de auditoria </text:p>
      <text:p text:style-name="P14">2.4.6. Funciones de control </text:p>
      <text:p text:style-name="P14">2.4.7. Requisitos del lenguaje </text:p>
      <text:p text:style-name="P14">2.4.8. Protocolos señalados </text:p>
      <text:p text:style-name="P14">2.4.9. Credibilidad de la aplicación </text:p>
      <text:p text:style-name="P14">2.4.10. Consideraciones de seguridad </text:p>
      <text:p text:style-name="P14">2.5. Suposiciones y dependencias </text:p>
      <text:p text:style-name="P14">2.6. Prorratear los requisitos </text:p>
      <text:p text:style-name="P14">3. Requerimientos específicos </text:p>
      <text:p text:style-name="P14">3.1. Requerimientos de interfaces externas </text:p>
      <text:p text:style-name="P14">3.2. Requerimientos funcionales </text:p>
      <text:p text:style-name="P14">3.2.1. Ingreso a la aplicación </text:p>
      <text:p text:style-name="P14">3.2.2. Administración de usuarios </text:p>
      <text:p text:style-name="P14">3.2.3. Administración de medicamentos </text:p>
      <text:p text:style-name="P14">3.2.4. Administración de internaciones </text:p>
      <text:p text:style-name="P14">3.2.5. Administración de obras sociales </text:p>
      <text:p text:style-name="P14">3.2.6. Requisitos de desarrollo </text:p>
      <text:p text:style-name="P14">3.2.7. Requisitos del banco de datos lógicos </text:p>
      <text:p text:style-name="P14">3.2.8. Atributos del software del sistem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pan text:style-name="T2"><text:tab/></text:span><text:span text:style-name="T2"><text:page-number text:select-page="current">2</text:page-number></text:span></text:p>
      <text:p text:style-name="P32"><text:soft-page-break/><text:span text:style-name="T14">1 </text:span>Introducción </text:p>
      <text:p text:style-name="P32"/>
      <text:p text:style-name="P32">1.1 Propósito </text:p>
      <text:p text:style-name="P14"/>
      <text:p text:style-name="P14"><text:tab/>El presente documento tiene como propósito definir las especificaciones funcionales, no </text:p>
      <text:p text:style-name="P5"><text:span text:style-name="T2">funcionales y del sistema para la implementación de una aplicación Remota que permitirá gestionar avisos de venta de vehículos</text:span><text:span text:style-name="T3">, la cual </text:span><text:span text:style-name="T2">será utilizada por usuarios generales </text:span><text:span text:style-name="T3">mediante una interfaz web</text:span><text:span text:style-name="T2">.</text:span></text:p>
      <text:p text:style-name="P32"/>
      <text:p text:style-name="P32">1.2 Alcance </text:p>
      <text:p text:style-name="P14"/>
      <text:p text:style-name="P6"><text:span text:style-name="T2">Diseño, Desarrollo e Implementación del sistema C</text:span><text:span text:style-name="T3">arsApp</text:span><text:span text:style-name="T2">.</text:span></text:p>
      <text:p text:style-name="P15"/>
      <text:p text:style-name="P5"><text:span text:style-name="T2"><text:tab/></text:span><text:span text:style-name="T3">CarsApp</text:span><text:span text:style-name="T2"> será una aplicación basada en JAVA que funcionará en un entorno </text:span><text:span text:style-name="T3">web</text:span><text:span text:style-name="T2"> que permitirá </text:span><text:span text:style-name="T3">g</text:span><text:span text:style-name="T2">estionar y </text:span><text:span text:style-name="T3">a</text:span><text:span text:style-name="T2">dministrar la información de </text:span><text:span text:style-name="T3">avisos realizados por usuarios sobre la venta de algún vehículo</text:span><text:span text:style-name="T2">, la cual además permite una conexión de multi-usuarios. </text:span></text:p>
      <text:p text:style-name="P15">Ésta aplicación dará apoyo a los siguientes procesos: </text:p>
      <text:list xml:id="list1360313259787209254" text:style-name="L1">
        <text:list-item>
          <text:p text:style-name="P50"><text:span text:style-name="T7">Gestionar </text:span><text:span text:style-name="T9">y Administrar</text:span><text:span text:style-name="T7"> </text:span><text:span text:style-name="T8">User</text:span><text:span text:style-name="T9">s</text:span><text:span text:style-name="T8">.</text:span><text:span text:style-name="T7"> </text:span></text:p>
        </text:list-item>
        <text:list-item>
          <text:p text:style-name="P51"><text:span text:style-name="T7">Consultar </text:span><text:span text:style-name="T8">User</text:span><text:span text:style-name="T9">s</text:span><text:span text:style-name="T8">.</text:span><text:span text:style-name="T7"> </text:span></text:p>
        </text:list-item>
        <text:list-item>
          <text:p text:style-name="P51"><text:span text:style-name="T7">Gestionar y Administrar </text:span><text:span text:style-name="T8">Posts.</text:span></text:p>
        </text:list-item>
        <text:list-item>
          <text:p text:style-name="P51"><text:span text:style-name="T7">Consultar P</text:span><text:span text:style-name="T8">osts.</text:span><text:span text:style-name="T7"> </text:span></text:p>
        </text:list-item>
        <text:list-item>
          <text:p text:style-name="P50"><text:span text:style-name="T7">Gestionar </text:span><text:span text:style-name="T8">Vehicles.</text:span></text:p>
        </text:list-item>
        <text:list-item>
          <text:p text:style-name="P50"><text:span text:style-name="T8">Consultar Vehicles.</text:span><text:span text:style-name="T7"> </text:span></text:p>
          <text:p text:style-name="P55"/>
        </text:list-item>
      </text:list>
      <text:p text:style-name="P14">A través del sistema NO se podrá: </text:p>
      <text:list xml:id="list1804547230880081485" text:style-name="L2">
        <text:list-item>
          <text:p text:style-name="P52"><text:span text:style-name="T7">Con</text:span><text:span text:style-name="T8">cretar compras de vehiculos.</text:span></text:p>
        </text:list-item>
      </text:list>
      <text:p text:style-name="P14"/>
      <text:p text:style-name="P32">1.3 Definiciones, acrónimos y abreviaciones </text:p>
      <text:p text:style-name="P17"/>
      <text:p text:style-name="P9"><text:span text:style-name="T3">A</text:span><text:span text:style-name="T2">dress: Dirección</text:span></text:p>
      <text:p text:style-name="P18">Guest: Usuario invitado</text:p>
      <text:p text:style-name="P5"><text:span text:style-name="T3">Post:</text:span><text:span text:style-name="T2"> </text:span><text:span text:style-name="T3">Aviso</text:span><text:span text:style-name="T2"> </text:span></text:p>
      <text:p text:style-name="P7"><text:span text:style-name="T3">User</text:span><text:span text:style-name="T2">: </text:span><text:span text:style-name="T3">Usuario</text:span><text:span text:style-name="T2"> </text:span></text:p>
      <text:p text:style-name="P5"><text:span text:style-name="T3">Vehicle</text:span><text:span text:style-name="T2">: </text:span><text:span text:style-name="T3">Vehículo</text:span></text:p>
      <text:p text:style-name="P17"/>
      <text:p text:style-name="P31"><text:span text:style-name="T4">1.</text:span><text:span text:style-name="T1">4 Glosario</text:span></text:p>
      <text:p text:style-name="P37"/>
      <text:p text:style-name="P10"><text:span text:style-name="T5">Multi-usuarios</text:span><text:span text:style-name="T1">: En general se le llama multiusuario a la característica de un sistema </text:span></text:p>
      <text:p text:style-name="P19">operativo o programa que permite proveer servicio y procesamiento a múltiples usuarios </text:p>
      <text:p text:style-name="P19">simultáneamente.</text:p>
      <text:p text:style-name="P19"/>
      <text:p text:style-name="P10"><text:span text:style-name="T5">Gestionar</text:span><text:span text:style-name="T1">: Todo lo relacionado con la gestión significa realizar Altas, Bajas, </text:span></text:p>
      <text:p text:style-name="P19">Modificaciones y Consultas de alguna información necesaria por el usuario como por </text:p>
      <text:p text:style-name="P19">ejemplo los Posts.</text:p>
      <text:p text:style-name="P19"><text:soft-page-break/></text:p>
      <text:p text:style-name="P10"><text:span text:style-name="T5">Administrar</text:span><text:span text:style-name="T1">: Se refiere a poder organizar o manipular la información de un User. Por ejemplo, </text:span></text:p>
      <text:p text:style-name="P19">asignarles un Adress.</text:p>
      <text:p text:style-name="P19"/>
      <text:p text:style-name="P11"><text:span text:style-name="T5">Consultar</text:span><text:span text:style-name="T1">: Significa buscar información en la base de datos. Para ello se necesita algun identificador de lo que se desea buscar, como Users, Posts, etc.</text:span></text:p>
      <text:p text:style-name="P20"/>
      <text:p text:style-name="P11"><text:span text:style-name="T5">User</text:span><text:span text:style-name="T1">: Persona que puede ingresar al sistema CarssApp, a través de un proceso de autenticación utilizando nombre y contraseña.</text:span></text:p>
      <text:p text:style-name="P20"/>
      <text:p text:style-name="P12"><text:span text:style-name="T5">Base de Datos</text:span><text:span text:style-name="T1">: Es un conjunto de datos que pertenecen al mismo contexto almacenados </text:span></text:p>
      <text:p text:style-name="P21">sistemáticamente para su posterior uso.</text:p>
      <text:p text:style-name="P21"/>
      <text:p text:style-name="P12"><text:span text:style-name="T5">Aplicación</text:span><text:span text:style-name="T1">: Es un programa informático diseñado para facilitar al usuario la realización </text:span></text:p>
      <text:p text:style-name="P21">de un determinado tipo de trabajo.</text:p>
      <text:p text:style-name="P21"/>
      <text:p text:style-name="P12"><text:span text:style-name="T5">Java</text:span><text:span text:style-name="T1">: Es un llenguaje de programación orientado a objetos. Que permite el desarrollo </text:span></text:p>
      <text:p text:style-name="P21">de una aplicación para algún uso específico.</text:p>
      <text:p text:style-name="P21"/>
      <text:p text:style-name="P12"><text:span text:style-name="T5">Internet</text:span><text:span text:style-name="T1">: Es un método de interconexión descentralizada de redes de computadoras </text:span></text:p>
      <text:p text:style-name="P21">implementado en un conjunto de protocolos denominado TCP/IP.</text:p>
      <text:p text:style-name="P20"/>
      <text:p text:style-name="P33">1.5 Referencias</text:p>
      <text:p text:style-name="P28"/>
      <text:list xml:id="list6545584977433004209" text:style-name="L3">
        <text:list-item>
          <text:p text:style-name="P56">IEEE 830 esp - http://www.ctr.unican.es/asignaturas/is1/IEEE830_esp.pdf </text:p>
        </text:list-item>
      </text:list>
      <text:p text:style-name="P20"/>
      <text:p text:style-name="P38">1.6 Personal Involucrado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Nombre</text:p>
          </table:table-cell>
          <table:table-cell table:style-name="Table1.B1" office:value-type="string">
            <text:p text:style-name="P43">Daniel Andruvetto</text:p>
          </table:table-cell>
        </table:table-row>
        <table:table-row>
          <table:table-cell table:style-name="Table1.A2" office:value-type="string">
            <text:p text:style-name="P43">Rol</text:p>
          </table:table-cell>
          <table:table-cell table:style-name="Table1.B2" office:value-type="string">
            <text:p text:style-name="P43">Programador</text:p>
          </table:table-cell>
        </table:table-row>
        <table:table-row>
          <table:table-cell table:style-name="Table1.A2" office:value-type="string">
            <text:p text:style-name="P43">Categoría Profesional</text:p>
          </table:table-cell>
          <table:table-cell table:style-name="Table1.B2" office:value-type="string">
            <text:p text:style-name="P43">Estudiante en Lic. en Ciencias de la Computación.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42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Nombre</text:p>
          </table:table-cell>
          <table:table-cell table:style-name="Table2.B1" office:value-type="string">
            <text:p text:style-name="P44">Eduardo Benmergui</text:p>
          </table:table-cell>
        </table:table-row>
        <table:table-row>
          <table:table-cell table:style-name="Table2.A2" office:value-type="string">
            <text:p text:style-name="P44">Rol</text:p>
          </table:table-cell>
          <table:table-cell table:style-name="Table2.B2" office:value-type="string">
            <text:p text:style-name="P44">Programador</text:p>
          </table:table-cell>
        </table:table-row>
        <table:table-row>
          <table:table-cell table:style-name="Table2.A2" office:value-type="string">
            <text:p text:style-name="P44">Categoría Profesional</text:p>
          </table:table-cell>
          <table:table-cell table:style-name="Table2.B2" office:value-type="string">
            <text:p text:style-name="P44">Estudiante en Lic. en Ciencias de la Computación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B2" office:value-type="string">
            <text:p text:style-name="P42"/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Nombre</text:p>
          </table:table-cell>
          <table:table-cell table:style-name="Table3.B1" office:value-type="string">
            <text:p text:style-name="P45">Facundo Molina</text:p>
          </table:table-cell>
        </table:table-row>
        <table:table-row>
          <table:table-cell table:style-name="Table3.A2" office:value-type="string">
            <text:p text:style-name="P45">Rol</text:p>
          </table:table-cell>
          <table:table-cell table:style-name="Table3.B2" office:value-type="string">
            <text:p text:style-name="P45">Programador</text:p>
          </table:table-cell>
        </table:table-row>
        <table:table-row>
          <table:table-cell table:style-name="Table3.A2" office:value-type="string">
            <text:p text:style-name="P45">Categoría Profesional</text:p>
          </table:table-cell>
          <table:table-cell table:style-name="Table3.B2" office:value-type="string">
            <text:p text:style-name="P45">Estudiante en Lic. en Ciencias de la Computación</text:p>
          </table:table-cell>
        </table:table-row>
        <table:table-row>
          <table:table-cell table:style-name="Table3.A2" office:value-type="string">
            <text:p text:style-name="P42"/>
          </table:table-cell>
          <table:table-cell table:style-name="Table3.B2" office:value-type="string">
            <text:p text:style-name="P42"/>
          </table:table-cell>
        </table:table-row>
      </table:table>
      <text:p text:style-name="P21"/>
      <text:p text:style-name="P21"/>
      <text:p text:style-name="P21"><text:soft-page-break/></text:p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Nombre</text:p>
          </table:table-cell>
          <table:table-cell table:style-name="Table4.B1" office:value-type="string">
            <text:p text:style-name="P45">Lucas Palacios</text:p>
          </table:table-cell>
        </table:table-row>
        <table:table-row>
          <table:table-cell table:style-name="Table4.A2" office:value-type="string">
            <text:p text:style-name="P45">Rol </text:p>
          </table:table-cell>
          <table:table-cell table:style-name="Table4.B2" office:value-type="string">
            <text:p text:style-name="P45">Programador</text:p>
          </table:table-cell>
        </table:table-row>
        <table:table-row>
          <table:table-cell table:style-name="Table4.A2" office:value-type="string">
            <text:p text:style-name="P45">Categoría Profesional</text:p>
          </table:table-cell>
          <table:table-cell table:style-name="Table4.B2" office:value-type="string">
            <text:p text:style-name="P45">Estudiante de Lic. en Ciencias de la Computación</text:p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B2" office:value-type="string">
            <text:p text:style-name="P42"/>
          </table:table-cell>
        </table:table-row>
      </table:table>
      <text:p text:style-name="P21"/>
      <text:p text:style-name="P21"/>
      <text:p text:style-name="P34">1.7 Visión global</text:p>
      <text:p text:style-name="P23"><text:tab/>En el presente documento se encontrará la información acerca de las </text:p>
      <text:p text:style-name="P23">características del producto de software, interfases del usuario, interfases del </text:p>
      <text:p text:style-name="P23">sistema, características de los usuarios, descripción de los requerimientos </text:p>
      <text:p text:style-name="P23">funcionales, no funcionales y del sistema, los cuales se representaran mediante el </text:p>
      <text:p text:style-name="P23">siguiente formato:</text:p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8">SRS-Especifiación de Requerimientos</text:p>
          </table:table-cell>
        </table:table-row>
        <table:table-row>
          <table:table-cell table:style-name="Table5.A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column table:style-name="Table8.D"/>
                    <table:table-row>
                      <table:table-cell table:style-name="Table8.A1" office:value-type="string">
                        <text:p text:style-name="P48">Código</text:p>
                      </table:table-cell>
                      <table:table-cell table:style-name="Table8.A1" office:value-type="string">
                        <text:p text:style-name="P48">Nombre</text:p>
                      </table:table-cell>
                      <table:table-cell table:style-name="Table8.A1" office:value-type="string">
                        <text:p text:style-name="P48">Fecha</text:p>
                      </table:table-cell>
                      <table:table-cell table:style-name="Table8.D1" office:value-type="string">
                        <text:p text:style-name="P48">Grado de necesidad</text:p>
                      </table:table-cell>
                    </table:table-row>
                    <table:table-row>
                      <table:table-cell table:style-name="Table8.A2" office:value-type="string">
                        <text:p text:style-name="P46">Referencia de requerimiento</text:p>
                      </table:table-cell>
                      <table:table-cell table:style-name="Table8.A2" office:value-type="string">
                        <text:p text:style-name="P46">Nombre del requierimiento</text:p>
                      </table:table-cell>
                      <table:table-cell table:style-name="Table8.A2" office:value-type="string">
                        <text:p text:style-name="P46">Fecha de Especifiación</text:p>
                      </table:table-cell>
                      <table:table-cell table:style-name="Table8.D2" office:value-type="string">
                        <text:p text:style-name="P46">Importancia del requerimiento</text:p>
                      </table:table-cell>
                    </table:table-row>
                  </table:table>
                  <text:p text:style-name="P42"/>
                </table:table-cell>
              </table:table-row>
              <table:table-row>
                <table:table-cell table:style-name="Table7.A2" office:value-type="string">
                  <table:table table:name="Table9" table:style-name="Table9">
                    <table:table-column table:style-name="Table9.A"/>
                    <table:table-column table:style-name="Table9.B"/>
                    <table:table-row>
                      <table:table-cell table:style-name="Table9.A1" office:value-type="string">
                        <text:p text:style-name="P48">Descripción</text:p>
                      </table:table-cell>
                      <table:table-cell table:style-name="Table9.B1" office:value-type="string">
                        <text:p text:style-name="P46">Descripción del requerimiento</text:p>
                      </table:table-cell>
                    </table:table-row>
                  </table:table>
                  <text:p text:style-name="P42"/>
                </table:table-cell>
              </table:table-row>
              <table:table-row>
                <table:table-cell table:style-name="Table7.A2" office:value-type="string">
                  <table:table table:name="Table10" table:style-name="Table10">
                    <table:table-column table:style-name="Table10.A"/>
                    <table:table-column table:style-name="Table10.B"/>
                    <table:table-column table:style-name="Table10.C"/>
                    <table:table-column table:style-name="Table10.D"/>
                    <table:table-column table:style-name="Table10.E"/>
                    <table:table-row>
                      <table:table-cell table:style-name="Table10.A1" office:value-type="string">
                        <text:p text:style-name="P48">Entrada</text:p>
                      </table:table-cell>
                      <table:table-cell table:style-name="Table10.A1" office:value-type="string">
                        <text:p text:style-name="P48">Fuente </text:p>
                      </table:table-cell>
                      <table:table-cell table:style-name="Table10.A1" office:value-type="string">
                        <text:p text:style-name="P48">Salida </text:p>
                      </table:table-cell>
                      <table:table-cell table:style-name="Table10.A1" office:value-type="string">
                        <text:p text:style-name="P48">Destino</text:p>
                      </table:table-cell>
                      <table:table-cell table:style-name="Table10.E1" office:value-type="string">
                        <text:p text:style-name="P48">Restricciones</text:p>
                      </table:table-cell>
                    </table:table-row>
                    <table:table-row>
                      <table:table-cell table:style-name="Table10.A2" office:value-type="string">
                        <text:p text:style-name="P46">Entradas del Requerimiento</text:p>
                      </table:table-cell>
                      <table:table-cell table:style-name="Table10.A2" office:value-type="string">
                        <text:p text:style-name="P46">Fuentes de las entradas</text:p>
                      </table:table-cell>
                      <table:table-cell table:style-name="Table10.A2" office:value-type="string">
                        <text:p text:style-name="P46">Salidas del Requerimiento</text:p>
                      </table:table-cell>
                      <table:table-cell table:style-name="Table10.A2" office:value-type="string">
                        <text:p text:style-name="P46">Donde se lleva la salida</text:p>
                      </table:table-cell>
                      <table:table-cell table:style-name="Table10.E2" office:value-type="string">
                        <text:p text:style-name="P46">Restricciones a tener en cuenta</text:p>
                      </table:table-cell>
                    </table:table-row>
                  </table:table>
                  <text:p text:style-name="P42"/>
                </table:table-cell>
              </table:table-row>
            </table:table>
            <text:p text:style-name="P4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8">Proceso</text:p>
                </table:table-cell>
                <table:table-cell table:style-name="Table6.B1" office:value-type="string">
                  <text:p text:style-name="P46">Descripción detallada de las actividades que realiza el requerimiento.</text:p>
                </table:table-cell>
              </table:table-row>
              <table:table-row>
                <table:table-cell table:style-name="Table6.A2" office:value-type="string">
                  <text:p text:style-name="P48">Efecto Colateral</text:p>
                </table:table-cell>
                <table:table-cell table:style-name="Table6.B2" office:value-type="string">
                  <text:p text:style-name="P47">Efectos generados a otros procesos o sistemas, si es el caso.</text:p>
                </table:table-cell>
              </table:table-row>
            </table:table>
            <text:p text:style-name="P42"/>
          </table:table-cell>
        </table:table-row>
      </table:table>
      <text:p text:style-name="P22"/>
      <text:p text:style-name="P29">Código:</text:p>
      <text:p text:style-name="P25"><text:tab/>RF: Requerimiento Funcional</text:p>
      <text:p text:style-name="P25"><text:tab/>RFN: Requerimiento No Funcional </text:p>
      <text:p text:style-name="P25"><text:tab/>RI: Requerimiento de interfaz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9">2 Descripción Global</text:p>
      <text:p text:style-name="P39"/>
      <text:p text:style-name="P39">2.1 Perspectiva del Producto</text:p>
      <text:p text:style-name="P24"><text:tab/></text:p>
      <text:p text:style-name="P49"><text:tab/>CarsApp será un<text:span text:style-name="T17">a aplicación web</text:span>, además de trabajar de manera independiente con lo que no interactuara con otros sistemas.</text:p>
      <text:p text:style-name="P25"/>
      <text:p text:style-name="P35">2.2 Funciones del Producto </text:p>
      <text:p text:style-name="P24"><text:tab/></text:p>
      <text:p text:style-name="P24"><text:tab/>CarsApp permitirá realizar las siguientes funciones: </text:p>
      <text:list xml:id="list3802140044590665406" text:style-name="L4">
        <text:list-item>
          <text:p text:style-name="P53"><text:span text:style-name="T10">Administración de Users: El administrador del sistema podrá gestionar </text:span><text:span text:style-name="T12">tanto</text:span></text:p>
        </text:list-item>
      </text:list>
      <text:p text:style-name="P30"><text:span text:style-name="T15"><text:tab/>los usuarios(agregar, modificar, elminar, buscar, listar) </text:span><text:span text:style-name="T16">como los invitados(limitar su acceso <text:tab/>y acciones)</text:span><text:span text:style-name="T15">. </text:span></text:p>
      <text:list xml:id="list9031921420365642457" text:style-name="L5">
        <text:list-item>
          <text:p text:style-name="P57">Administración de Posts: Los usuarios podrán tanto gestionar sus avisos (agregar, modificar, elminar,responder preguntas) como realizar otras acciones sobre otros avisos (buscar, listar, calificar, hacer una pregunta).</text:p>
        </text:list-item>
        <text:list-item>
          <text:p text:style-name="P54"><text:span text:style-name="T10">Administración de Vehicles: </text:span><text:span text:style-name="T11">Los usuarios podrán gestionar vehículos (agregar, modificar, eliminar) que luego asignarán a sus avisos.</text:span></text:p>
        </text:list-item>
      </text:list>
      <text:p text:style-name="P26">(ver si agregamos Guest)</text:p>
      <text:p text:style-name="P25"/>
      <text:p text:style-name="P36">2.3 Característica del usuario </text:p>
      <text:p text:style-name="P27"><text:tab/>CarsApp contendrá 3 tipos de usuarios que interactúan: Users,Guest o Administrador. </text:p>
      <text:p text:style-name="P27"><text:tab/>Cada usuario tendrá un perfil específico para que su interacción con el sistema sea </text:p>
      <text:p text:style-name="P27">correcta y no conlleve a fallos: </text:p>
      <text:list xml:id="list2358549501120783642" text:style-name="L6">
        <text:list-item>
          <text:p text:style-name="P58">User: Usuario que puede hacer uso de todas las funcionalidades que provee el sistema, tanto como agregar,modificar,eliminar Vehicles, Posts, etc.</text:p>
        </text:list-item>
        <text:list-item>
          <text:p text:style-name="P58">Guest: Usuario que solo puede consultar informacion del sistema, de acuerdo a los permisos que al administrador otorgue.</text:p>
        </text:list-item>
        <text:list-item>
          <text:p text:style-name="P58">Administrador del Sistema: Usuario con gran conocimiento en el manejo del sistema , encargado de manejar el sistema con gran responsabilidad sobre los criterios de permisos sobre los usuarios.</text:p>
        </text:list-item>
      </text:list>
      <text:p text:style-name="P40"/>
      <text:p text:style-name="P60">2.4 Restricciones generales </text:p>
      <text:p text:style-name="P59"/>
      <text:p text:style-name="P62">Políticas Reguladoras </text:p>
      <text:p text:style-name="P59"><text:tab/>La aplicación se desarrollara mediante software de licencia abierta por lo tanto no se </text:p>
      <text:p text:style-name="P59">deberá pagar por el uso de: servidor WEB (APACHE), Sistema de Gestión de Base de </text:p>
      <text:p text:style-name="P41"><text:span text:style-name="T13">Datos (</text:span><text:span text:style-name="T6">My</text:span><text:span text:style-name="T13">SQL) y el lenguaje de programación (JAVA), por lo tanto, la utilización </text:span></text:p>
      <text:p text:style-name="P59">de estos programas se hará mediantes las políticas establecidas por este tipo de </text:p>
      <text:p text:style-name="P59">licenciamiento.</text:p>
      <text:p text:style-name="P41"/>
      <text:p text:style-name="P41"/>
      <text:p text:style-name="P41"/>
      <text:p text:style-name="P41"><text:soft-page-break/></text:p>
      <text:p text:style-name="P41"/>
      <text:p text:style-name="P60">3 Requerimientos específicos</text:p>
      <text:p text:style-name="P25"/>
      <text:p text:style-name="P61">3.1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 </meta:initial-creator>
    <meta:creation-date>2014-04-25T10:50:41.331831158</meta:creation-date>
    <dc:date>2014-05-02T14:30:01.645915513</dc:date>
    <meta:editing-duration>PT1H24M47S</meta:editing-duration>
    <meta:editing-cycles>12</meta:editing-cycles>
    <meta:generator>LibreOffice/4.2.3.3$Linux_x86 LibreOffice_project/420m0$Build-3</meta:generator>
    <meta:document-statistic meta:table-count="10" meta:image-count="0" meta:object-count="0" meta:page-count="7" meta:paragraph-count="189" meta:word-count="1018" meta:character-count="7278" meta:non-whitespace-character-count="6340"/>
  </office:meta>
</office:document-meta>
</file>